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Sprint semanal de la app René – Modelo, specs y steps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360">
            <text:p>3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 style:data-style-name="N2" text:time-value="0000-00-00T12:36:5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6-02T12:41:39</dc:date>
    <dc:creator>Facundo </dc:creator>
    <meta:editing-duration>PT16H30M52S</meta:editing-duration>
    <meta:editing-cycles>28</meta:editing-cycles>
    <meta:generator>LibreOffice/3.6$Linux_x86 LibreOffice_project/360m1$Build-2</meta:generator>
    <meta:document-statistic meta:table-count="1" meta:cell-count="70" meta:object-count="0"/>
  </office:meta>
</office:document-meta>
</file>